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style:font-name="Arial" fo:font-size="16pt" style:font-size-asian="16pt" style:font-name-complex="Arial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24pt" style:font-size-asian="24pt" style:font-name-complex="Arial" style:font-size-complex="24pt"/>
    </style:style>
    <style:style style:name="P4" style:family="paragraph" style:parent-style-name="Normal">
      <style:paragraph-properties fo:text-align="center" style:justify-single-word="false"/>
      <style:text-properties style:font-name="Arial" fo:font-size="16pt" officeooo:rsid="00194423" officeooo:paragraph-rsid="00194423" style:font-size-asian="16pt" style:font-name-complex="Arial"/>
    </style:style>
    <style:style style:name="T1" style:family="text">
      <style:text-properties style:font-name="Arial" fo:font-size="24pt" style:font-size-asian="24pt" style:font-name-complex="Arial" style:font-size-complex="24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center" style:horizontal-rel="paragraph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vertical-pos="from-top" style:vertical-rel="paragraph" style:horizontal-pos="from-left" style:horizontal-rel="page-content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style:style style:name="fr4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style:style style:name="gr1" style:family="graphic">
      <style:graphic-properties draw:stroke="solid" svg:stroke-width="0.053cm" svg:stroke-color="#000000" draw:marker-end="a12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marker-end="a10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000000" draw:marker-end="a8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3cm" svg:stroke-color="#000000" draw:marker-end="a2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3cm" svg:stroke-color="#000000" draw:marker-end="a4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0000" draw:marker-end="a0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0000" draw:marker-end="a6" svg:stroke-opacity="100%" draw:stroke-linejoin="miter" svg:stroke-linecap="butt" draw:fill="non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Text Box 2" text:anchor-type="paragraph" svg:y="13.859cm" svg:width="4.53cm" style:rel-width="scale" svg:height="1.217cm" style:rel-height="scale" draw:z-index="1"><draw:text-box><text:p text:style-name="P4">linkedList</text:p></draw:text-box></draw:frame><draw:frame draw:style-name="fr1" draw:name="Text Box 21" text:anchor-type="paragraph" svg:y="10.661cm" svg:width="4.53cm" style:rel-width="scale" svg:height="1.217cm" style:rel-height="scale" draw:z-index="2"><draw:text-box><text:p text:style-name="P2">board</text:p></draw:text-box></draw:frame><draw:frame draw:style-name="fr2" draw:name="Text Box 22" text:anchor-type="paragraph" svg:x="17.404cm" svg:y="7.62cm" svg:width="4.53cm" style:rel-width="scale" svg:height="1.217cm" style:rel-height="scale" draw:z-index="4"><draw:text-box><text:p text:style-name="P4">graphics</text:p></draw:text-box></draw:frame><draw:frame draw:style-name="fr3" draw:name="Text Box 23" text:anchor-type="paragraph" svg:x="1.561cm" svg:y="7.62cm" svg:width="4.53cm" style:rel-width="scale" svg:height="1.217cm" style:rel-height="scale" draw:z-index="5"><draw:text-box><text:p text:style-name="P2">gameLogic</text:p></draw:text-box></draw:frame><draw:frame draw:style-name="fr4" draw:name="Text Box 24" text:anchor-type="paragraph" svg:y="5.662cm" svg:width="4.53cm" style:rel-width="scale" svg:height="1.217cm" style:rel-height="scale" draw:z-index="3"><draw:text-box><text:p text:style-name="P2">sdl2_Connect4</text:p></draw:text-box></draw:frame><draw:frame draw:style-name="fr1" draw:name="Text Box 25" text:anchor-type="paragraph" svg:y="2.434cm" svg:width="4.53cm" style:rel-width="scale" svg:height="1.217cm" style:rel-height="scale" draw:z-index="0"><draw:text-box><text:p text:style-name="P2">connect4</text:p></draw:text-box></draw:frame><draw:connector text:anchor-type="paragraph" draw:z-index="11" draw:name="Straight Arrow Connector 14" draw:style-name="gr6" draw:type="line" svg:x1="17.404cm" svg:y1="8.227cm" svg:x2="13.693cm" svg:y2="11.268cm" draw:start-shape="id4" draw:end-shape="id5" draw:end-glue-point="1" svg:d="M17404 8227l-3711 3041" svg:viewBox="0 0 3713 3043"><text:p/></draw:connector><draw:connector text:anchor-type="paragraph" draw:z-index="9" draw:name="Straight Arrow Connector 11" draw:style-name="gr4" draw:type="line" svg:x1="11.428cm" svg:y1="6.877cm" svg:x2="11.428cm" svg:y2="10.661cm" draw:start-shape="id2" draw:start-glue-point="2" draw:end-shape="id5" svg:d="M11428 6877v3784" svg:viewBox="0 0 2 3785"><text:p/></draw:connector><draw:connector text:anchor-type="paragraph" draw:z-index="10" draw:name="Straight Arrow Connector 13" draw:style-name="gr5" draw:type="line" svg:x1="19.667cm" svg:y1="8.835cm" svg:x2="13.693cm" svg:y2="14.466cm" draw:start-shape="id4" draw:start-glue-point="2" draw:end-shape="id6" draw:end-glue-point="1" svg:d="M19667 8835l-5974 5631" svg:viewBox="0 0 5976 5632"><text:p/></draw:connector><draw:connector text:anchor-type="paragraph" draw:z-index="8" draw:name="Straight Arrow Connector 10" draw:style-name="gr3" draw:type="line" svg:x1="13.693cm" svg:y1="6.269cm" svg:x2="19.667cm" svg:y2="7.62cm" draw:start-shape="id2" draw:start-glue-point="1" draw:end-shape="id4" draw:end-glue-point="0" svg:d="M13693 6269l5974 1351" svg:viewBox="0 0 5976 1353"><text:p/></draw:connector><draw:connector text:anchor-type="paragraph" draw:z-index="7" draw:name="Straight Arrow Connector 9" draw:style-name="gr2" draw:type="line" svg:x1="9.165cm" svg:y1="6.269cm" svg:x2="3.824cm" svg:y2="7.62cm" draw:start-shape="id2" draw:start-glue-point="3" draw:end-shape="id3" draw:end-glue-point="0" svg:d="M9165 6269l-5341 1351" svg:viewBox="0 0 5343 1353"><text:p/></draw:connector><draw:connector text:anchor-type="paragraph" draw:z-index="6" draw:name="Straight Arrow Connector 8" draw:style-name="gr1" draw:type="line" svg:x1="11.428cm" svg:y1="3.649cm" svg:x2="11.428cm" svg:y2="5.662cm" draw:start-shape="id1" draw:start-glue-point="2" draw:end-shape="id2" draw:end-glue-point="0" svg:d="M11428 3649v2013" svg:viewBox="0 0 2 2014"><text:p/></draw:connector><draw:connector text:anchor-type="paragraph" draw:z-index="12" draw:name="Straight Arrow Connector 12" draw:style-name="gr7" draw:type="line" svg:x1="6.089cm" svg:y1="8.227cm" svg:x2="17.404cm" svg:y2="8.227cm" draw:start-shape="id3" draw:start-glue-point="1" draw:end-shape="id4" draw:end-glue-point="3" svg:d="M6089 8227h11315" svg:viewBox="0 0 11317 2"><text:p/></draw:connector><draw:connector text:anchor-type="paragraph" draw:z-index="13" draw:name="Straight Arrow Connector 12" draw:style-name="gr7" draw:type="line" svg:x1="3.824cm" svg:y1="8.835cm" svg:x2="9.165cm" svg:y2="14.466cm" draw:start-shape="id3" draw:start-glue-point="2" draw:end-shape="id6" draw:end-glue-point="3" svg:d="M3824 8835l5341 5631" svg:viewBox="0 0 5343 5632"><text:p/></draw:connector><draw:connector text:anchor-type="paragraph" draw:z-index="14" draw:name="Straight Arrow Connector 9" draw:style-name="gr2" draw:type="line" svg:x1="6.089cm" svg:y1="8.227cm" svg:x2="9.165cm" svg:y2="11.268cm" draw:start-shape="id3" draw:start-glue-point="1" draw:end-shape="id5" draw:end-glue-point="3" svg:d="M6089 8227l3076 3041" svg:viewBox="0 0 3078 3043"><text:p/></draw:connector><text:span text:style-name="Default_20_Paragraph_20_Font"><text:span text:style-name="T1">Uses Hierarch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draw:marker draw:name="a0" svg:viewBox="0 0 20 30" svg:d="M10 0l-10 30h20z"/>
    <draw:marker draw:name="a10" svg:viewBox="0 0 20 30" svg:d="M10 0l-10 30h20z"/>
    <draw:marker draw:name="a12" svg:viewBox="0 0 20 30" svg:d="M10 0l-10 30h20z"/>
    <draw:marker draw:name="a2" svg:viewBox="0 0 20 30" svg:d="M10 0l-10 30h20z"/>
    <draw:marker draw:name="a4" svg:viewBox="0 0 20 30" svg:d="M10 0l-10 30h20z"/>
    <draw:marker draw:name="a6" svg:viewBox="0 0 20 30" svg:d="M10 0l-10 30h20z"/>
    <draw:marker draw:name="a8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dc:description/>
    <dc:subject/>
    <meta:initial-creator>jean lucas ferreira</meta:initial-creator>
    <meta:creation-date>2015-02-27T01:21:00Z</meta:creation-date>
    <dc:date>2015-02-26T23:25:23.318894776</dc:date>
    <meta:editing-cycles>4</meta:editing-cycles>
    <meta:editing-duration>PT1M38S</meta:editing-duration>
    <meta:document-statistic meta:table-count="0" meta:image-count="0" meta:object-count="0" meta:page-count="1" meta:paragraph-count="7" meta:word-count="8" meta:character-count="67" meta:non-whitespace-character-count="66"/>
    <meta:template xlink:type="simple" xlink:actuate="onRequest" xlink:title="" xlink:href="Normal"/>
  </office:meta>
</office:document-meta>
</file>